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6.498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0.942cm"/>
    </style:style>
    <style:style style:name="co11" style:family="table-column">
      <style:table-column-properties fo:break-before="auto" style:column-width="3.217cm"/>
    </style:style>
    <style:style style:name="ro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2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00ffff" fo:border="0.002cm solid #000000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1" style:family="table-cell" style:parent-style-name="Default" style:data-style-name="N109">
      <style:table-cell-properties fo:border="0.002cm solid #00000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office:forms form:automatic-focus="false" form:apply-design-mode="false"/>
        <table:table-column table:style-name="co10" table:default-cell-style-name="ce18"/>
        <table:table-column table:style-name="co11" table:number-columns-repeated="2" table:default-cell-style-name="ce2"/>
        <table:table-column table:style-name="co3" table:default-cell-style-name="ce21"/>
        <table:table-column table:style-name="co3" table:number-columns-repeated="2" table:default-cell-style-name="ce2"/>
        <table:table-row table:style-name="ro1">
          <table:table-cell table:style-name="ce17" office:value-type="string" table:number-columns-spanned="3" table:number-rows-spanned="1">
            <text:p>データテーブル</text:p>
          </table:table-cell>
          <table:covered-table-cell table:style-name="ce19"/>
          <table:covered-table-cell table:style-name="ce20"/>
          <table:table-cell table:style-name="Default" table:number-columns-repeated="3"/>
        </table:table-row>
        <table:table-row table:style-name="ro1">
          <table:table-cell table:style-name="ce2"/>
          <table:table-cell table:style-name="ce18" office:value-type="string">
            <text:p>日本語名</text:p>
          </table:table-cell>
          <table:table-cell table:style-name="ce18" office:value-type="string">
            <text:p>物理テーブル名</text:p>
          </table:table-cell>
          <table:table-cell table:style-name="ce18" office:value-type="string">
            <text:p>作成日</text:p>
          </table:table-cell>
          <table:table-cell table:style-name="ce18" office:value-type="string">
            <text:p>作成者</text:p>
          </table:table-cell>
          <table:table-cell table:style-name="ce18" office:value-type="string">
            <text:p>備考</text:p>
          </table:table-cell>
        </table:table-row>
        <table:table-row table:style-name="ro2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3">
            <text:p>3</text:p>
          </table:table-cell>
          <table:table-cell office:value-type="string">
            <text:p>階層テーブル</text:p>
          </table:table-cell>
          <table:table-cell office:value-type="string">
            <text:p>dccmks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4">
            <text:p>4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3.961cm" svg:y="3.959cm" draw:caption-point-x="3.378cm" draw:caption-point-y="-1.633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cmta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2">
          <table:table-cell table:formula="of:=ROW()-2" office:value-type="float" office:value="5">
            <text:p>5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office:value-type="date" office:date-value="2021-07-29">
            <text:p>7月29日</text:p>
          </table:table-cell>
          <table:table-cell office:value-type="string">
            <text:p>下田</text:p>
          </table:table-cell>
          <table:table-cell/>
        </table:table-row>
        <table:table-row table:style-name="ro1">
          <table:table-cell table:formula="of:=ROW()-2" office:value-type="float" office:value="6">
            <text:p>6</text:p>
          </table:table-cell>
          <table:table-cell table:number-columns-repeated="2"/>
          <table:table-cell table:style-name="ce2"/>
          <table:table-cell table:number-columns-repeated="2"/>
        </table:table-row>
      </table:table>
      <table:table table:name="人員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03.コード設計コード一覧の人員状態参照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9" office:value-type="string" table:number-columns-spanned="2" table:number-rows-spanned="1">
            <text:p>login_authority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9" office:value-type="string" table:number-columns-spanned="2" table:number-rows-spanned="1">
            <text:p>system_management</text:p>
          </table:table-cell>
          <table:covered-table-cell/>
          <table:table-cell table:style-name="ce9" office:value-type="string">
            <text:p>boolean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13">
            <text:p>13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4">
            <text:p>14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部署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03.コード設計コード一覧の場所状態参照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9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1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1" office:value-type="float" office:value="9">
            <text:p>9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0">
            <text:p>10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階層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6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office:forms form:automatic-focus="false" form:apply-design-mode="false"/>
        <table:table-column table:style-name="co3" table:number-columns-repeated="8" table:default-cell-style-name="ce2"/>
        <table:table-column table:style-name="co6" table:default-cell-style-name="ce2"/>
        <table:table-column table:style-name="co3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投影ID</text:p>
          </table:table-cell>
          <table:covered-table-cell/>
          <table:table-cell office:value-type="string" table:number-columns-spanned="2" table:number-rows-spanned="1">
            <text:p>projection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varchar</text:p>
          </table:table-cell>
          <table:table-cell table:style-name="ce10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登録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修正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style-name="ce10"/>
          <table:table-cell table:number-columns-repeated="3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3">
            <text:p>13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office:forms form:automatic-focus="false" form:apply-design-mode="false"/>
        <table:table-column table:style-name="co3" table:number-columns-repeated="6" table:default-cell-style-name="ce2"/>
        <table:table-column table:style-name="co3" table:default-cell-style-name="ce10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row table:style-name="ro2">
          <table:table-cell table:style-name="ce7" office:value-type="string">
            <text:p>NO</text:p>
          </table:table-cell>
          <table:table-cell table:style-name="ce8" office:value-type="string" table:number-columns-spanned="2" table:number-rows-spanned="1">
            <text:p>項目名(日本語名)</text:p>
          </table:table-cell>
          <table:covered-table-cell table:style-name="ce7"/>
          <table:table-cell table:style-name="ce8" office:value-type="string" table:number-columns-spanned="2" table:number-rows-spanned="1">
            <text:p>項目名(英名)</text:p>
          </table:table-cell>
          <table:covered-table-cell table:style-name="ce7"/>
          <table:table-cell table:style-name="ce7" office:value-type="string">
            <text:p>型</text:p>
          </table:table-cell>
          <table:table-cell table:style-name="ce7" office:value-type="string">
            <text:p>桁数</text:p>
          </table:table-cell>
          <table:table-cell table:style-name="ce7" office:value-type="string">
            <text:p>NotNull</text:p>
          </table:table-cell>
          <table:table-cell table:style-name="ce7" office:value-type="string">
            <text:p>キー</text:p>
          </table:table-cell>
          <table:table-cell table:style-name="ce7" office:value-type="string">
            <text:p>備考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 table:number-columns-spanned="2" table:number-rows-spanned="1">
            <text:p>顧客ID</text:p>
          </table:table-cell>
          <table:covered-table-cell/>
          <table:table-cell office:value-type="string" table:number-columns-spanned="2" table:number-rows-spanned="1">
            <text:p>client_id</text:p>
          </table:table-cell>
          <table:covered-table-cell/>
          <table:table-cell office:value-type="string">
            <text:p>varchar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1" office:value-type="float" office:value="3">
            <text:p>3</text:p>
          </table:table-cell>
          <table:table-cell office:value-type="string" table:number-columns-spanned="2" table:number-rows-spanned="1">
            <text:p>ログ出力日時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1" office:value-type="float" office:value="4">
            <text:p>4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1" office:value-type="float" office:value="5">
            <text:p>5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1" office:value-type="float" office:value="6">
            <text:p>6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7">
            <text:p>7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8">
            <text:p>8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1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1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office:forms form:automatic-focus="false" form:apply-design-mode="false"/>
        <table:table-column table:style-name="co3" table:default-cell-style-name="ce13"/>
        <table:table-column table:style-name="co9" table:default-cell-style-name="ce13"/>
        <table:table-column table:style-name="co3" table:default-cell-style-name="ce13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2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1">
            <text:p>7月21日</text:p>
          </table:table-cell>
          <table:table-cell office:value-type="string">
            <text:p>テーブル修正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2" office:value-type="date" office:date-value="2021-07-27">
            <text:p>7月27日</text:p>
          </table:table-cell>
          <table:table-cell office:value-type="string">
            <text:p>テーブル名変更</text:p>
          </table:table-cell>
          <table:table-cell office:value-type="string">
            <text:p>下田</text:p>
          </table:table-cell>
        </table:table-row>
        <table:table-row table:style-name="ro3">
          <table:table-cell/>
          <table:table-cell table:style-name="ce15" office:value-type="string">
            <text:p>一部名称を</text:p>
            <text:p>他の資料の単語と</text:p>
            <text:p>統一</text:p>
          </table:table-cell>
          <table:table-cell/>
        </table:table-row>
        <table:table-row table:style-name="ro2">
          <table:table-cell table:style-name="ce12" office:value-type="date" office:date-value="2021-07-28">
            <text:p>7月28日</text:p>
          </table:table-cell>
          <table:table-cell office:value-type="string">
            <text:p>テーブル名構造変更</text:p>
          </table:table-cell>
          <table:table-cell office:value-type="string">
            <text:p>下田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style-name="ce14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2021/08/06</text:date>, <text:time>13:09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8-06T13:09:47.07</dc:date>
    <dc:creator>B-FORME </dc:creator>
    <meta:editing-duration>PT13H15M51S</meta:editing-duration>
    <meta:editing-cycles>95</meta:editing-cycles>
    <meta:generator>OpenOffice/4.1.10$Win32 OpenOffice.org_project/4110m2$Build-9807</meta:generator>
    <meta:document-statistic meta:table-count="7" meta:cell-count="331" meta:object-count="0"/>
  </office:meta>
</office:document-meta>
</file>